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A0000007BCB7606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203cm" style:rel-column-width="11934*"/>
    </style:style>
    <style:style style:name="Tabla1.B" style:family="table-column">
      <style:table-column-properties style:column-width="14.386cm" style:rel-column-width="5360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nsolas"/>
    </style:style>
    <style:style style:name="P2" style:family="paragraph" style:parent-style-name="Table_20_Contents">
      <style:text-properties style:font-name="Consolas" fo:font-size="8pt" style:font-size-asian="8pt" style:font-size-complex="8pt"/>
    </style:style>
    <style:style style:name="P3" style:family="paragraph" style:parent-style-name="Table_20_Contents">
      <style:paragraph-properties fo:text-align="end" style:justify-single-word="false"/>
      <style:text-properties style:font-name="Consolas" fo:font-size="8pt" style:font-size-asian="8pt" style:font-size-complex="8pt"/>
    </style:style>
    <style:style style:name="P4" style:family="paragraph" style:parent-style-name="Table_20_Contents">
      <style:text-properties style:font-name="Consolas" fo:font-size="10pt" style:font-size-asian="10pt" style:font-size-complex="10pt"/>
    </style:style>
    <style:style style:name="P5" style:family="paragraph" style:parent-style-name="Text_20_body">
      <style:paragraph-properties fo:line-height="100%" fo:text-align="start" style:justify-single-word="false"/>
      <style:text-properties style:font-name="Consolas" fo:font-size="8pt" style:font-size-asian="8pt" style:font-size-complex="8pt"/>
    </style:style>
    <style:style style:name="P6" style:family="paragraph" style:parent-style-name="Text_20_body">
      <style:paragraph-properties fo:line-height="100%" fo:text-align="end" style:justify-single-word="false"/>
      <style:text-properties style:font-name="Consolas" fo:font-size="20pt" style:font-size-asian="20pt" style:font-size-complex="20pt"/>
    </style:style>
    <style:style style:name="P7" style:family="paragraph" style:parent-style-name="Text_20_body">
      <style:paragraph-properties fo:text-align="end" style:justify-single-word="false"/>
      <style:text-properties fo:font-size="20pt" style:font-size-asian="20pt" style:font-size-complex="20pt"/>
    </style:style>
    <style:style style:name="P8" style:family="paragraph" style:parent-style-name="Text_20_body">
      <style:paragraph-properties fo:line-height="100%"/>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Consolas"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text-properties style:font-name="Consola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7"/>
      <text:p text:style-name="Text_20_body"/>
      <text:p text:style-name="Text_20_body"/>
      <text:p text:style-name="P8"/>
      <text:p text:style-name="P6">Estandar para la codificación JAVA</text:p>
      <text:p text:style-name="P6">Juan Pablo Ospino Solano </text:p>
      <text:p text:style-name="P6">versió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able:table table:name="Tabla1" table:style-name="Tabla1">
        <table:table-column table:style-name="Tabla1.A"/>
        <table:table-column table:style-name="Tabla1.B"/>
        <table:table-row>
          <table:table-cell table:style-name="Tabla1.A1" office:value-type="string">
            <text:p text:style-name="P9">Proposito</text:p>
          </table:table-cell>
          <table:table-cell table:style-name="Tabla1.B1" office:value-type="string">
            <text:p text:style-name="P9">Suministrar la estructura semántica como deben estar implementados los programanas para el lenguaje Java.</text:p>
          </table:table-cell>
        </table:table-row>
        <table:table-row>
          <table:table-cell table:style-name="Tabla1.A2" office:value-type="string">
            <text:p text:style-name="P9">Encabezado</text:p>
          </table:table-cell>
          <table:table-cell table:style-name="Tabla1.B2" office:value-type="string">
            <text:p text:style-name="P1">Ubicado en la parte superior del archivo. Contienen la siguiente información:</text:p>
            <text:p text:style-name="P1">1. Nombre de la clase</text:p>
            <text:p text:style-name="P1">2. Descripción general de la implementación.</text:p>
            <text:p text:style-name="P1">2. Nombre del autor.</text:p>
            <text:p text:style-name="P1">3. Versión</text:p>
            <text:p text:style-name="P1"/>
            <text:p text:style-name="P1">Deben estar en la parte superior del archivo .java</text:p>
          </table:table-cell>
        </table:table-row>
        <table:table-row>
          <table:table-cell table:style-name="Tabla1.A2" office:value-type="string">
            <text:p text:style-name="P1">Formato encabezado</text:p>
          </table:table-cell>
          <table:table-cell table:style-name="Tabla1.B2" office:value-type="string">
            <text:p text:style-name="P1">/**</text:p>
            <text:p text:style-name="P1">* &lt;h1&gt;App&lt;/h1&gt;</text:p>
            <text:p text:style-name="P1">* vista de usuario y contenedora del método main </text:p>
            <text:p text:style-name="P1">* de la solución.</text:p>
            <text:p text:style-name="P1">*</text:p>
            <text:p text:style-name="P1">* @author <text:s/>Juan Pablo Ospino Solano</text:p>
            <text:p text:style-name="P1">* @version 1.0</text:p>
            <text:p text:style-name="P1">* @since <text:s text:c="2"/>2017-02-20</text:p>
            <text:p text:style-name="P1"><text:s/>*/</text:p>
          </table:table-cell>
        </table:table-row>
        <table:table-row>
          <table:table-cell table:style-name="Tabla1.A2" office:value-type="string">
            <text:p text:style-name="P4">Pakages e Imports</text:p>
          </table:table-cell>
          <table:table-cell table:style-name="Tabla1.B2" office:value-type="string">
            <text:p text:style-name="P1">Ubicados debajo del ecabezado separados por una rengón. Deben estar continuos en rengones diferentes. Primero se debe ubicar la definición del packages, seguidamente separados por un renglón la declaración de los imports.</text:p>
          </table:table-cell>
        </table:table-row>
        <table:table-row>
          <table:table-cell table:style-name="Tabla1.A2" office:value-type="string">
            <text:p text:style-name="P4">Ejemplo Pakages e Imports</text:p>
          </table:table-cell>
          <table:table-cell table:style-name="Tabla1.B2" office:value-type="string">
            <text:p text:style-name="P1">package universidad.andes.ecos.tarea2;</text:p>
            <text:p text:style-name="P1"/>
            <text:p text:style-name="P1">import java.IO;</text:p>
            <text:p text:style-name="P1">import java.string.*;</text:p>
          </table:table-cell>
        </table:table-row>
        <table:table-row>
          <table:table-cell table:style-name="Tabla1.A2" office:value-type="string">
            <text:p text:style-name="P4">Declaración clases</text:p>
          </table:table-cell>
          <table:table-cell table:style-name="Tabla1.B2" office:value-type="string">
            <text:p text:style-name="P1">Ubicados debajo de la declaración de <text:span text:style-name="T2">packge e imports</text:span> separados por una rengón. En la parte superior de la declaración de la clase debe estar documentado: descripción de la clase, fecha de creación y autor. La declaración de las clases siempre debe tener el nivel de ocultamiento (public, private). Su nombre debe empezar con letras mayúsculas; únicamente pueden ser utilizadas las letras del abecedario excepto vocales con tilde y la letra Ñ. El <text:soft-page-break/>simbolo “{“ ubicarse en el siguiente renglón del texto. Las líneas de código y comentarios que conforman la clase debe ir con sangria de cuatro (4) espacios a la derecha. <text:s/>Las sentencia herencia se deben realizar en la línea siguiente y tabuladas.</text:p>
          </table:table-cell>
        </table:table-row>
        <table:table-row>
          <table:table-cell table:style-name="Tabla1.A2" office:value-type="string">
            <text:p text:style-name="P4">Ejemplo declaración de clases</text:p>
          </table:table-cell>
          <table:table-cell table:style-name="Tabla1.B2" office:value-type="string">
            <text:p text:style-name="P10"/>
            <text:p text:style-name="P1"/>
            <text:p text:style-name="P1"/>
            <text:p text:style-name="P1">/**</text:p>
            <text:p text:style-name="P1">* &lt;h1&gt;Empleado&lt;/h1&gt;</text:p>
            <text:p text:style-name="P1">* Clase empleados</text:p>
            <text:p text:style-name="P1">*</text:p>
            <text:p text:style-name="P1">* @author Pepito perez</text:p>
            <text:p text:style-name="P1">* @version 1.0</text:p>
            <text:p text:style-name="P1">* @since <text:s text:c="2"/>2018-11-20</text:p>
            <text:p text:style-name="P1">*/</text:p>
            <text:p text:style-name="P1">public class Empleado</text:p>
            <text:p text:style-name="P1"><text:s text:c="4"/>implements IEmpleado</text:p>
            <text:p text:style-name="P1">{</text:p>
            <text:p text:style-name="P1"><text:s text:c="4"/>public int idEmpleado;</text:p>
            <text:p text:style-name="P1"><text:s text:c="4"/>...</text:p>
            <text:p text:style-name="P1"><text:s text:c="4"/>/** code here **/</text:p>
            <text:p text:style-name="P1">}</text:p>
            <text:p text:style-name="P1"/>
            <text:p text:style-name="P1">/**</text:p>
            <text:p text:style-name="P1">* &lt;h1&gt;DocumentosCartera&lt;/h1&gt;</text:p>
            <text:p text:style-name="P1">* Clase que representan los registros</text:p>
            <text:p text:style-name="P1">* correspondiente a la cartera de la compañía</text:p>
            <text:p text:style-name="P1">* </text:p>
            <text:p text:style-name="P1">* @author Martín Martínez</text:p>
            <text:p text:style-name="P1">* @version 1.0</text:p>
            <text:p text:style-name="P1">* @since <text:s text:c="2"/>2005-10-07</text:p>
            <text:p text:style-name="P1">*/</text:p>
            <text:p text:style-name="P1">private class DocumentosCartera</text:p>
            <text:p text:style-name="P1">{</text:p>
            <text:p text:style-name="P1"><text:s text:c="4"/>/**</text:p>
            <text:p text:style-name="P1"><text:s text:c="4"/>* Constructor que toma el identificador de la cartera</text:p>
            <text:p text:style-name="P1"><text:s text:c="4"/>* para hacer instancia de la misma</text:p>
            <text:p text:style-name="P1"><text:s text:c="4"/>* @param <text:s/>idCartera número que identifica la cartera</text:p>
            <text:p text:style-name="P1"><text:soft-page-break/><text:s text:c="4"/>*/</text:p>
            <text:p text:style-name="P1"><text:s text:c="4"/>public DocumentosCartera(int idCartera)</text:p>
            <text:p text:style-name="P1"><text:s text:c="4"/>{</text:p>
            <text:p text:style-name="P1"><text:s text:c="8"/>/** code here **/</text:p>
            <text:p text:style-name="P1"><text:s text:c="4"/>}</text:p>
            <text:p text:style-name="P1">}</text:p>
          </table:table-cell>
        </table:table-row>
        <table:table-row>
          <table:table-cell table:style-name="Tabla1.A2" office:value-type="string">
            <text:p text:style-name="P4">Atributos de la clase</text:p>
          </table:table-cell>
          <table:table-cell table:style-name="Tabla1.B2" office:value-type="string">
            <text:p text:style-name="P1">Los atributos de la clase siempre deben contener el tipo de ocultamiento (public, private). La primera vocal del nombre debe estar en minusculas. Si el nombre es compuesto de varias palabras no deben estar separadas por simbolos; se debe utilizar la letra mayúcula al iniciar la siguiente palabra. Las propiedades deben estar en la parte superior del codigo, deben estar continuar una debajo de otras y separadas de los constructores, métodos o delegados por un renglón. Luego de las propiedades deben declararse los constructores y por último los métodos. </text:p>
          </table:table-cell>
        </table:table-row>
        <table:table-row>
          <table:table-cell table:style-name="Tabla1.A2" office:value-type="string">
            <text:p text:style-name="P4"/>
          </table:table-cell>
          <table:table-cell table:style-name="Tabla1.B2" office:value-type="string">
            <text:p text:style-name="P1">/**</text:p>
            <text:p text:style-name="P1">* &lt;h1&gt;Estudiante&lt;/h1&gt;</text:p>
            <text:p text:style-name="P1">* Clase que representan el estudiante del salón</text:p>
            <text:p text:style-name="P1">* </text:p>
            <text:p text:style-name="P1">* @author Armando Puertas</text:p>
            <text:p text:style-name="P1">* @version 9.2</text:p>
            <text:p text:style-name="P1">* @since <text:s text:c="2"/>2013-08-11</text:p>
            <text:p text:style-name="P1">*/</text:p>
            <text:p text:style-name="P1">public class Estudiante</text:p>
            <text:p text:style-name="P1">{</text:p>
            <text:p text:style-name="P1"><text:s text:c="4"/>private string nombreEstudiante;</text:p>
            <text:p text:style-name="P1"><text:s text:c="4"/>public static DateTime fechaHoraActual;</text:p>
            <text:p text:style-name="P1"><text:s text:c="4"/></text:p>
            <text:p text:style-name="P1"><text:s text:c="4"/>/**</text:p>
            <text:p text:style-name="P1"><text:s text:c="4"/>* Constructor que toma el identificador del estudiante</text:p>
            <text:p text:style-name="P1"><text:s text:c="4"/>* para hacer instancia de la clase</text:p>
            <text:p text:style-name="P1"><text:s text:c="4"/>* @param <text:s/>nombreEstudiante nombre estudiante a crear</text:p>
            <text:p text:style-name="P1"><text:s text:c="4"/>*/</text:p>
            <text:p text:style-name="P1"><text:s text:c="4"/>public Estudiante(String nombreEstudiante)</text:p>
            <text:p text:style-name="P1"><text:s text:c="4"/>{</text:p>
            <text:p text:style-name="P1"><text:s text:c="8"/>this. NombreEstudiante = <text:s/>nombreEstudiante;</text:p>
            <text:p text:style-name="P1"><text:s text:c="4"/>}</text:p>
            <text:p text:style-name="P1"/>
            <text:p text:style-name="P1"><text:soft-page-break/><text:s text:c="4"/>/**</text:p>
            <text:p text:style-name="P1"><text:s text:c="4"/>* errola el esudiante con la huella</text:p>
            <text:p text:style-name="P1"><text:s text:c="4"/>* @param <text:s/><text:span text:style-name="T1">estudianteEnrrolar</text:span> estudiante a ingresar al </text:p>
            <text:p text:style-name="P1"><text:s text:c="4"/>* sistema</text:p>
            <text:p text:style-name="P1"><text:s text:c="4"/>* @return indica si el estudiante está enrrolado</text:p>
            <text:p text:style-name="P1"><text:s text:c="4"/>*/</text:p>
            <text:p text:style-name="P1"><text:s text:c="4"/><text:span text:style-name="T1">public bool enrrolarEstudiante(Estudiante estudianteEnrrolar)</text:span></text:p>
            <text:p text:style-name="P1"><text:s text:c="4"/>{ </text:p>
            <text:p text:style-name="P1"><text:s text:c="8"/>/*code here*/</text:p>
            <text:p text:style-name="P1"/>
            <text:p text:style-name="P1"><text:s text:c="8"/>return true;</text:p>
            <text:p text:style-name="P1"><text:s text:c="4"/>}</text:p>
            <text:p text:style-name="P1">}</text:p>
          </table:table-cell>
        </table:table-row>
        <table:table-row>
          <table:table-cell table:style-name="Tabla1.A2" office:value-type="string">
            <text:p text:style-name="P4">Métodos y constructores</text:p>
          </table:table-cell>
          <table:table-cell table:style-name="Tabla1.B2" office:value-type="string">
            <text:p text:style-name="P1">Los metodos de las clases siempre deben contener el nivel de ocultamiento. La primera letra del nombre siempre debe ser minúscula y <text:s/>Si el nombre es compuesto de varias palabras no deben estar separadas por simbolos; se debe utilizar la letra mayúcula al iniciar la siguiente palabra. El simbolo “{“ ubicarse en el siguiente renglón del texto. En la parte superior del metodo debe estar documentado: descripción del método, fecha de creación, autor,descripción de las entradas y descripción de el resultado. Los metodos debe ir separados verticalmente por un renglon de cualquier otro método, delegado o propiedad de la clase. Las variables de entradas no pueden tener el mismo nombre de una propiedad de la clases; es necesario utilizar una pablabra adicional o letra que pueda hacer distinción. Las sentencia de retorno de excepciones se deben realizar en la línea siguiente y tabuladas.</text:p>
          </table:table-cell>
        </table:table-row>
        <table:table-row>
          <table:table-cell table:style-name="Tabla1.A2" office:value-type="string">
            <text:p text:style-name="P4">Ejemplo de implementación de los métodos y constructores</text:p>
          </table:table-cell>
          <table:table-cell table:style-name="Tabla1.B2" office:value-type="string">
            <text:p text:style-name="P10">/**</text:p>
            <text:p text:style-name="P1">* Calcula la media de dos número enteros</text:p>
            <text:p text:style-name="P1">*</text:p>
            <text:p text:style-name="P1">* @param valor1 número uno a calcular</text:p>
            <text:p text:style-name="P1">* @param valor2 número dos a calcular</text:p>
            <text:p text:style-name="P1">* @return media de los dos números</text:p>
            <text:p text:style-name="P1">*/</text:p>
            <text:p text:style-name="P1">public decimal calcularMedia(int valor1, int valor2)</text:p>
            <text:p text:style-name="P1"><text:s text:c="4"/>throws IOException</text:p>
            <text:p text:style-name="P1">{</text:p>
            <text:p text:style-name="P1"><text:soft-page-break/><text:s text:c="5"/>return (valor1 + valor2) / 2;</text:p>
            <text:p text:style-name="P1">}</text:p>
          </table:table-cell>
        </table:table-row>
        <table:table-row>
          <table:table-cell table:style-name="Tabla1.A2" office:value-type="string">
            <text:p text:style-name="P4">Variables</text:p>
          </table:table-cell>
          <table:table-cell table:style-name="Tabla1.B2" office:value-type="string">
            <text:p text:style-name="P1">Las variables se crean en renglones independientes y pueden contener un valor por defecto. Si el nombre es compuesto de varias palabras no deben estar separadas por simbolos; se debe utilizar la letra mayúcula al iniciar la siguiente palabra. Los nombres de las variables únicamente pueden ser utilizadas las letras del abecedario excepto vocales con tilde y la letra Ñ. Nunca el nombre de una variable puede coincidir con el de una propiedad de la misma clase. Se pueden implementar comentarios en las variables del código, pero es necesario que dichos comentarios se hagan utilizando la notación “//”</text:p>
          </table:table-cell>
        </table:table-row>
        <table:table-row>
          <table:table-cell table:style-name="Tabla1.A2" office:value-type="string">
            <text:p text:style-name="P4">Ejemplo Variables</text:p>
          </table:table-cell>
          <table:table-cell table:style-name="Tabla1.B2" office:value-type="string">
            <text:p text:style-name="P4">// valor resultado de la operación</text:p>
            <text:p text:style-name="P4">Int resultadoMedia; </text:p>
            <text:p text:style-name="P4">Empleado empleadoEmpresa = new Empleado(1, “Chespirito”); </text:p>
            <text:p text:style-name="P4">DateTime anhioVentaFactura = null;</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582cm" table:align="left"/>
    </style:style>
    <style:style style:name="Tabla3.A" style:family="table-column">
      <style:table-column-properties style:column-width="4.558cm"/>
    </style:style>
    <style:style style:name="Tabla3.B" style:family="table-column">
      <style:table-column-properties style:column-width="8.638cm"/>
    </style:style>
    <style:style style:name="Tabla3.C" style:family="table-column">
      <style:table-column-properties style:column-width="4.387cm"/>
    </style:style>
    <style:style style:name="Tabla3.1" style:family="table-row">
      <style:table-row-properties style:min-row-height="1.588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MP1" style:family="paragraph" style:parent-style-name="Table_20_Contents">
      <style:text-properties style:font-name="Consolas"/>
    </style:style>
    <style:style style:name="MP2" style:family="paragraph" style:parent-style-name="Table_20_Contents">
      <style:paragraph-properties fo:text-align="end" style:justify-single-word="false"/>
      <style:text-properties style:font-name="Consolas" fo:font-size="8pt" style:font-size-asian="8pt" style:font-size-complex="8pt"/>
    </style:style>
    <style:style style:name="MP3" style:family="paragraph" style:parent-style-name="Table_20_Contents">
      <style:text-properties style:font-name="Consolas" fo:font-size="8pt" style:font-size-asian="8pt" style:font-size-complex="8pt"/>
    </style:style>
    <style:style style:name="MP4" style:family="paragraph" style:parent-style-name="Text_20_body">
      <style:paragraph-properties fo:line-height="100%" fo:text-align="start" style:justify-single-word="false"/>
      <style:text-properties style:font-name="Consola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gráficos2" text:anchor-type="paragraph" svg:x="-0.044cm" svg:y="-0.071cm" svg:width="4.406cm" svg:height="1.326cm" draw:z-index="5"><draw:image xlink:href="Pictures/100000000000019A0000007BCB76062E.png" xlink:type="simple" xlink:show="embed" xlink:actuate="onLoad"/></draw:frame> <text:s/></text:p>
            </table:table-cell>
            <table:table-cell table:style-name="Tabla3.B1" office:value-type="string">
              <text:p text:style-name="MP2">Estandar para la codificación JAVA</text:p>
              <text:p text:style-name="MP2">Juan Pablo Ospino Solano</text:p>
            </table:table-cell>
            <table:table-cell table:style-name="Tabla3.C1" office:value-type="string">
              <text:p text:style-name="MP3">Elaborado: Juan Ospino</text:p>
              <text:p text:style-name="MP3">Revisión: 2017-03-20</text:p>
              <text:p text:style-name="MP3">Versión 1.0 </text:p>
            </table:table-cell>
          </table:table-row>
        </table:table>
        <text:p text:style-name="Header"/>
      </style:header>
      <style:footer>
        <text:p text:style-name="MP4">_________________________________________________________________________________________________________________</text:p>
        <text:p text:style-name="MP4"><text:title>Estandar para la codificación JAVA</text:title> - Juan Pablo Ospino Solano <text:s text:c="48"/><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ablo Ospino Solano</meta:initial-creator>
    <meta:creation-date>2017-02-18T09:26:00.91</meta:creation-date>
    <dc:date>2017-03-20T13:15:57.29</dc:date>
    <dc:creator>Juan Pablo Ospino Solano</dc:creator>
    <meta:editing-duration>PT2H54M49S</meta:editing-duration>
    <meta:editing-cycles>15</meta:editing-cycles>
    <meta:generator>OpenOffice/4.1.2$Win32 OpenOffice.org_project/412m3$Build-9782</meta:generator>
    <dc:title>Estandar para la codificación JAVA</dc:title>
    <meta:document-statistic meta:table-count="2" meta:image-count="1" meta:object-count="0" meta:page-count="6" meta:paragraph-count="133" meta:word-count="910" meta:character-count="6050"/>
  </office:meta>
</office:document-meta>
</file>